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6ffc" officeooo:paragraph-rsid="00036ffc"/>
    </style:style>
    <style:style style:name="P2" style:family="paragraph" style:parent-style-name="Standard">
      <style:text-properties officeooo:rsid="00036ffc" officeooo:paragraph-rsid="0008fc8a"/>
    </style:style>
    <style:style style:name="P3" style:family="paragraph" style:parent-style-name="Text_20_body">
      <style:paragraph-properties fo:break-before="page"/>
      <style:text-properties officeooo:rsid="00036ffc" officeooo:paragraph-rsid="0008fc8a"/>
    </style:style>
    <style:style style:name="P4" style:family="paragraph" style:parent-style-name="Standard">
      <style:text-properties officeooo:rsid="0004beaf" officeooo:paragraph-rsid="0004beaf"/>
    </style:style>
    <style:style style:name="P5" style:family="paragraph" style:parent-style-name="Standard">
      <style:text-properties officeooo:rsid="0004beaf" officeooo:paragraph-rsid="000545b2"/>
    </style:style>
    <style:style style:name="P6" style:family="paragraph" style:parent-style-name="Standard">
      <style:text-properties officeooo:rsid="0004beaf" officeooo:paragraph-rsid="000587aa"/>
    </style:style>
    <style:style style:name="P7" style:family="paragraph" style:parent-style-name="Standard">
      <style:text-properties officeooo:rsid="0004beaf" officeooo:paragraph-rsid="000c3ed9"/>
    </style:style>
    <style:style style:name="P8" style:family="paragraph" style:parent-style-name="Standard">
      <style:text-properties officeooo:rsid="000a98e5" officeooo:paragraph-rsid="000a98e5"/>
    </style:style>
    <style:style style:name="P9" style:family="paragraph" style:parent-style-name="Standard">
      <style:text-properties officeooo:paragraph-rsid="000d9e5e"/>
    </style:style>
    <style:style style:name="P10" style:family="paragraph" style:parent-style-name="Standard">
      <style:text-properties officeooo:rsid="000e581c" officeooo:paragraph-rsid="000e581c"/>
    </style:style>
    <style:style style:name="P11" style:family="paragraph" style:parent-style-name="Standard">
      <style:text-properties officeooo:rsid="000f0aae" officeooo:paragraph-rsid="000f0aae"/>
    </style:style>
    <style:style style:name="P12" style:family="paragraph" style:parent-style-name="Standard">
      <style:text-properties officeooo:rsid="0013874a" officeooo:paragraph-rsid="0013874a"/>
    </style:style>
    <style:style style:name="P13" style:family="paragraph" style:parent-style-name="Standard">
      <style:text-properties officeooo:rsid="001684f6" officeooo:paragraph-rsid="001684f6"/>
    </style:style>
    <style:style style:name="P14" style:family="paragraph" style:parent-style-name="Standard">
      <style:text-properties officeooo:rsid="001684f6" officeooo:paragraph-rsid="001a214e"/>
    </style:style>
    <style:style style:name="P15" style:family="paragraph" style:parent-style-name="Standard">
      <style:text-properties officeooo:rsid="000545b2" officeooo:paragraph-rsid="000587aa"/>
    </style:style>
    <style:style style:name="P16" style:family="paragraph" style:parent-style-name="Standard">
      <style:text-properties style:text-outline="false" style:text-line-through-style="none" style:text-line-through-type="none" style:font-name="Liberation Sans" fo:font-size="12pt" fo:font-style="normal" fo:text-shadow="none" style:text-underline-style="none" fo:font-weight="normal" officeooo:paragraph-rsid="000d9e5e" style:font-size-asian="12pt" style:font-style-asian="normal" style:font-weight-asian="normal" style:font-size-complex="12pt" style:text-emphasize="none"/>
    </style:style>
    <style:style style:name="P17" style:family="paragraph" style:parent-style-name="Standard">
      <style:text-properties style:text-outline="false" style:text-line-through-style="none" style:text-line-through-type="none" style:font-name="Liberation Sans" fo:font-size="12pt" fo:font-style="normal" fo:text-shadow="none" style:text-underline-style="none" fo:font-weight="normal" officeooo:rsid="000e581c" officeooo:paragraph-rsid="000e581c" style:font-size-asian="12pt" style:font-style-asian="normal" style:font-weight-asian="normal" style:font-size-complex="12pt" style:text-emphasize="none"/>
    </style:style>
    <style:style style:name="P18" style:family="paragraph" style:parent-style-name="Standard">
      <style:text-properties style:text-outline="false" style:text-line-through-style="none" style:text-line-through-type="none" style:font-name="Liberation Sans" fo:font-size="12pt" fo:font-style="normal" fo:text-shadow="none" style:text-underline-style="none" fo:font-weight="normal" officeooo:rsid="00109829" officeooo:paragraph-rsid="00109829" style:font-size-asian="12pt" style:font-style-asian="normal" style:font-weight-asian="normal" style:font-size-complex="12pt" style:text-emphasize="none"/>
    </style:style>
    <style:style style:name="P19" style:family="paragraph" style:parent-style-name="Standard">
      <style:text-properties style:text-outline="false" style:text-line-through-style="none" style:text-line-through-type="none" style:font-name="Liberation Sans" fo:font-size="12pt" fo:font-style="normal" fo:text-shadow="none" style:text-underline-style="none" fo:font-weight="normal" officeooo:rsid="00153958" officeooo:paragraph-rsid="0013874a" style:font-size-asian="12pt" style:font-style-asian="normal" style:font-weight-asian="normal" style:font-size-complex="12pt" style:text-emphasize="none"/>
    </style:style>
    <style:style style:name="P20" style:family="paragraph" style:parent-style-name="Standard">
      <style:text-properties officeooo:rsid="0006d7f0" officeooo:paragraph-rsid="000a46a9"/>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paragraph-properties fo:margin-top="0in" fo:margin-bottom="0in" style:contextual-spacing="false"/>
    </style:style>
    <style:style style:name="P25" style:family="paragraph" style:parent-style-name="Text_20_body" style:list-style-name="L4"/>
    <style:style style:name="P26" style:family="paragraph" style:parent-style-name="Text_20_body" style:list-style-name="L4">
      <style:paragraph-properties fo:margin-top="0in" fo:margin-bottom="0in" style:contextual-spacing="false"/>
    </style:style>
    <style:style style:name="P27" style:family="paragraph" style:parent-style-name="Text_20_body" style:list-style-name="L5">
      <style:paragraph-properties fo:margin-top="0in" fo:margin-bottom="0in" style:contextual-spacing="false"/>
    </style:style>
    <style:style style:name="P28" style:family="paragraph" style:parent-style-name="Text_20_body" style:list-style-name="L5">
      <style:text-properties officeooo:paragraph-rsid="001b17a2"/>
    </style:style>
    <style:style style:name="P29" style:family="paragraph" style:parent-style-name="Text_20_body" style:list-style-name="L5">
      <style:text-properties officeooo:rsid="00187ae4" officeooo:paragraph-rsid="00187ae4"/>
    </style:style>
    <style:style style:name="P30" style:family="paragraph" style:parent-style-name="Text_20_body" style:list-style-name="L5">
      <style:text-properties officeooo:rsid="001c42f5" officeooo:paragraph-rsid="001c42f5"/>
    </style:style>
    <style:style style:name="T1" style:family="text">
      <style:text-properties officeooo:rsid="0004beaf"/>
    </style:style>
    <style:style style:name="T2" style:family="text">
      <style:text-properties officeooo:rsid="000587aa"/>
    </style:style>
    <style:style style:name="T3" style:family="text">
      <style:text-properties officeooo:rsid="0007daa6"/>
    </style:style>
    <style:style style:name="T4" style:family="text">
      <style:text-properties officeooo:rsid="000c3ed9"/>
    </style:style>
    <style:style style:name="T5" style:family="text">
      <style:text-properties officeooo:rsid="000d9e5e"/>
    </style:style>
    <style:style style:name="T6" style:family="text">
      <style:text-properties officeooo:rsid="000e581c"/>
    </style:style>
    <style:style style:name="T7"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ans" fo:font-size="12pt" fo:font-style="normal" fo:text-shadow="none" style:text-underline-style="none" fo:font-weight="normal" officeooo:rsid="000ef8e0" style:font-size-asian="12pt" style:font-style-asian="normal" style:font-weight-asian="normal" style:font-size-complex="12pt" style:text-emphasize="none"/>
    </style:style>
    <style:style style:name="T9" style:family="text">
      <style:text-properties style:text-outline="false" style:text-line-through-style="none" style:text-line-through-type="none" style:font-name="Liberation Sans" fo:font-size="12pt" fo:font-style="normal" fo:text-shadow="none" style:text-underline-style="none" fo:font-weight="normal" officeooo:rsid="00109829" style:font-size-asian="12pt" style:font-style-asian="normal" style:font-weight-asian="normal" style:font-size-complex="12pt" style:text-emphasize="none"/>
    </style:style>
    <style:style style:name="T10" style:family="text">
      <style:text-properties style:text-outline="false" style:text-line-through-style="none" style:text-line-through-type="none" style:font-name="Liberation Sans" fo:font-size="12pt" fo:font-style="normal" fo:text-shadow="none" style:text-underline-style="none" fo:font-weight="normal" officeooo:rsid="00153958" style:font-size-asian="12pt" style:font-style-asian="normal" style:font-weight-asian="normal" style:font-size-complex="12pt" style:text-emphasize="none"/>
    </style:style>
    <style:style style:name="T11" style:family="text">
      <style:text-properties style:text-outline="false" style:text-line-through-style="none" style:text-line-through-type="none" style:font-name="Liberation Sans" fo:font-size="12pt" fo:font-style="normal" fo:text-shadow="none" style:text-underline-style="none" fo:font-weight="normal" officeooo:rsid="001684f6" style:font-size-asian="12pt" style:font-style-asian="normal" style:font-weight-asian="normal" style:font-size-complex="12pt" style:text-emphasize="none"/>
    </style:style>
    <style:style style:name="T12" style:family="text">
      <style:text-properties style:text-outline="false" style:text-line-through-style="none" style:text-line-through-type="none" style:font-name="Liberation Sans" fo:font-size="12pt" fo:font-style="normal" fo:text-shadow="none" style:text-underline-style="none" fo:font-weight="normal" officeooo:rsid="001a214e" style:font-size-asian="12pt" style:font-style-asian="normal" style:font-weight-asian="normal" style:font-size-complex="12pt" style:text-emphasize="none"/>
    </style:style>
    <style:style style:name="T13" style:family="text">
      <style:text-properties officeooo:rsid="00171838"/>
    </style:style>
    <style:style style:name="T14" style:family="text">
      <style:text-properties officeooo:rsid="00197d93"/>
    </style:style>
    <style:style style:name="T15" style:family="text">
      <style:text-properties officeooo:rsid="001a1030"/>
    </style:style>
    <style:style style:name="T16" style:family="text">
      <style:text-properties officeooo:rsid="001a10f9"/>
    </style:style>
    <style:style style:name="T17" style:family="text">
      <style:text-properties officeooo:rsid="001b17a2"/>
    </style:style>
    <style:style style:name="T18" style:family="text">
      <style:text-properties officeooo:rsid="001c07f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tGPT Entity Matching</text:p>
      <text:p text:style-name="P1"/>
      <text:p text:style-name="P1">Motivation<text:line-break/>Bizer motivate their <text:span text:style-name="T1">work by comparing LLM</text:span>s PLM<text:span text:style-name="T1">s</text:span>.<text:line-break/><text:line-break/>First LLM does not require manually labeled-training data. Second PLMs often fail on out-of-distribution data. These are pairs involving at least one entity not present in the training dataset.</text:p>
      <text:p text:style-name="P1"/>
      <text:p text:style-name="P4">Model: They evaluate gpt3.5-turbo-0301 on various prompt designs and compare it to a baseline RoBERTa model.</text:p>
      <text:p text:style-name="P1">Dataset: WDC Products benchmark subsampled to 50 products and 433 pairs comprised of 50 Matches and 383 non-matches. <text:span text:style-name="T3">4 Attributes Brand (B), Title (T), Price (P), Desciption (D).<text:line-break/></text:span><text:span text:style-name="T18">Only BTP are used.</text:span></text:p>
      <text:p text:style-name="P1">They compare LLM to a PLM baseline.</text:p>
      <text:p text:style-name="P5"/>
      <text:p text:style-name="P15">They experiment with three prompt design options.<text:line-break/>1. General / Domain:<text:line-break/>In general the product offers are called “entities”, whereas in domain they are called “product offers”<text:line-break/>2. Simple / Complex:<text:line-break/>Simple asks whether products “match”, whereas complex uses the wording “refer to the same real-world product”.<text:line-break/>3. Free / Forced<text:line-break/>Free does not limit the model in its answer, whereas Forced prescribes a “Yes” / “No” answer.</text:p>
      <text:p text:style-name="P7"><text:line-break/><text:span text:style-name="T4">The combine these with a choice of subset of used attributes.<text:line-break/></text:span><text:span text:style-name="T2">Combined with these choise is a selection of attributes. Description goes unused , they look at T, BT, BTP.</text:span></text:p>
      <text:p text:style-name="P6"/>
      <text:p text:style-name="P8">Findings <text:line-break/>1. General leads to worse results than Domain</text:p>
      <text:p text:style-name="P8">2. Simple leads to better results than complex</text:p>
      <text:p text:style-name="P8">3. Force leads to significantly better results than free.</text:p>
      <text:p text:style-name="P9"><text:span text:style-name="T5">4. </text:span><text:span text:style-name="T1">They find that gpt </text:span><text:span text:style-name="T6">(domain-complex-forced-T) </text:span><text:span text:style-name="T1">has competitive performance (82.35% F1) to RoBERTa trained on 2000 labeled instances (82.72% F1). RoBERTa trained on 20000 models is still better (89.32% F1).<text:line-break/></text:span><text:span text:style-name="T6">There are also combinations which are much worse like </text:span><text:span text:style-name="T7">General-complex-free-t.<text:line-break/></text:span><text:span text:style-name="T8">5. Adding the numerical price attribute lead to significant drop in F1.</text:span></text:p>
      <text:p text:style-name="P16"/>
      <text:p text:style-name="P17">Examples</text:p>
      <text:p text:style-name="P10"><text:span text:style-name="T7">They add matching and non-matching product offer-pairs, selected in various ways, to the prompts.<text:line-break/>For gpt3.5 this examples always lead to an improvement in F1. <text:line-break/>However it varies from quite small 84.11 to </text:span><text:span text:style-name="T11">more substantial</text:span><text:span text:style-name="T7"> 90.20.<text:line-break/></text:span><text:span text:style-name="T11">At any rate, </text:span><text:span text:style-name="T7">the cost increas</text:span><text:span text:style-name="T11">e is</text:span><text:span text:style-name="T7"> large </text:span><text:span text:style-name="T11">and ranges from</text:span><text:span text:style-name="T7"> 386% </text:span><text:span text:style-name="T11">to </text:span><text:span text:style-name="T7">1379%.</text:span></text:p>
      <text:p text:style-name="P17"/>
      <text:p text:style-name="P11"><text:span text:style-name="T7">Matching rules<text:line-break/>Include </text:span><text:span text:style-name="T9">manually-created </text:span><text:span text:style-name="T7">natural language matching rules in prompt, like “The brand of matching products must be the same if available”. </text:span></text:p>
      <text:p text:style-name="P18">Rules lead to an increase of 6% F1 to 88.29.</text:p>
      <text:p text:style-name="P18"/>
      <text:p text:style-name="P12"><text:soft-page-break/><text:span text:style-name="T7">Cost increase is only 100%, </text:span><text:span text:style-name="T10">lower than examples.<text:line-break/>Combining rules with examples leads to worse results than rules alone.</text:span></text:p>
      <text:p text:style-name="P19"/>
      <text:p text:style-name="P13"><text:span text:style-name="T10">P</text:span><text:span text:style-name="T7">roblems:<text:line-break/>Each configuration is only tested once on the dataset and randomness is involved in LLM answer generation.</text:span></text:p>
      <text:p text:style-name="P14"><text:span text:style-name="T7">A lot of variations of gpt prompting and attribute selections are tested, </text:span><text:span text:style-name="T12">while the baseline is only tested twice for 2000 and 20000 samples</text:span><text:span text:style-name="T7">. </text:span></text:p>
      <text:p text:style-name="P14"><text:span text:style-name="T12">It maybe </text:span><text:span text:style-name="T7">that some of the better gpt results are due to chance and having many </text:span><text:span text:style-name="T12">more samples of gpt performance.</text:span></text:p>
      <text:p text:style-name="P20">Assumption: The user knows which prompt choices work well.</text:p>
      <text:p text:style-name="P1"/>
      <text:p text:style-name="P3">In this section, we provide a concise and scientific overview of the related work for the <text:span text:style-name="T13">master’s thesis.</text:span></text:p>
      <text:p text:style-name="Text_20_body"><text:span text:style-name="Strong_20_Emphasis">Motivation</text:span></text:p>
      <text:p text:style-name="Text_20_body">The motivation for this research is rooted in the comparison of Language Models (LMs) and Prompted Language Models (PLMs), with a specific focus on addressing two key challenges:</text:p>
      <text:list text:style-name="L1">
        <text:list-item>
          <text:p text:style-name="P21">The first challenge pertains to the requirement for manually labeled training data, which is typical in LLMs. This contrasts with PLMs, which often operate without the need for such manual data annotation.</text:p>
        </text:list-item>
        <text:list-item>
          <text:p text:style-name="P21">The second challenge concerns the performance of PLMs on out-of-distribution data, particularly in scenarios involving entities not present in the training dataset.</text:p>
        </text:list-item>
      </text:list>
      <text:p text:style-name="Text_20_body"><text:span text:style-name="Strong_20_Emphasis">Methodology</text:span></text:p>
      <text:p text:style-name="Text_20_body">The research evaluates the performance of the gpt3.5-turbo-0301 model against a baseline RoBERTa model. This evaluation is conducted using a subsampled dataset from the WDC Products benchmark, consisting of 50 products and 433 pairs categorized as 50 Matches and 383 non-Matches. The dataset includes four attributes: Brand (B), Title (T), Price (P), and Description (D).</text:p>
      <text:p text:style-name="Text_20_body">To explore the efficacy of LLMs compared to PLMs, three prompt design options are considered:</text:p>
      <text:list text:style-name="L2">
        <text:list-item>
          <text:p text:style-name="P22">General vs. Domain: Differentiating between "entities" and "product offers."</text:p>
        </text:list-item>
        <text:list-item>
          <text:p text:style-name="P22">Simple vs. Complex: Examining the impact of different wording, with "match" and "refer to the same real-world product."</text:p>
        </text:list-item>
        <text:list-item>
          <text:p text:style-name="P22">Free vs. Forced: Assessing the model's ability to provide open-ended responses compared to constrained "Yes" or "No" answers.</text:p>
        </text:list-item>
      </text:list>
      <text:p text:style-name="Text_20_body">The choice of attributes used in prompts is also explored, with a focus on T, BT, and BTP.</text:p>
      <text:p text:style-name="Text_20_body"><text:span text:style-name="Strong_20_Emphasis">Findings</text:span></text:p>
      <text:p text:style-name="Text_20_body">Several key findings emerge from the research:</text:p>
      <text:list text:style-name="L3">
        <text:list-item>
          <text:p text:style-name="P24">The "Domain" prompt design outperforms "General."</text:p>
        </text:list-item>
        <text:list-item>
          <text:p text:style-name="P24">"Simple" prompts yield better results compared to "Complex" prompts.</text:p>
        </text:list-item>
        <text:list-item>
          <text:p text:style-name="P24">"Forced" prompts significantly outperform "Free" prompts.</text:p>
        </text:list-item>
        <text:list-item>
          <text:p text:style-name="P24">The gpt (domain-complex-forced-T) configuration demonstrates competitive performance (82.35% F1) compared to RoBERTa trained on 2000 labeled instances (82.72% F1). RoBERTa trained on 20,000 models performs even better (89.32% F1). However, certain combinations, such as "General-complex-free-T," result in notably worse performance.</text:p>
        </text:list-item>
        <text:list-item>
          <text:p text:style-name="P23">The inclusion of the numerical price attribute leads to a significant drop in F1 score.</text:p>
        </text:list-item>
      </text:list>
      <text:p text:style-name="Text_20_body">Additionally, the research introduces examples and matching rules as experimental factors:</text:p>
      <text:list text:style-name="L4">
        <text:list-item>
          <text:p text:style-name="P26">The addition of matching and non-matching product offer-pairs to the prompts consistently leads to improved F1 scores, though the extent of improvement <text:span text:style-name="T14">is small in many configurations.</text:span></text:p>
        </text:list-item>
        <text:list-item>
          <text:p text:style-name="P25">The cost increase associated with introducing examples ranges from 386% to 1379%.</text:p>
        </text:list-item>
      </text:list>
      <text:p text:style-name="Text_20_body"><text:soft-page-break/>Manually-created natural language matching rules in prompts enhance F1 scores by 6%, reaching 88.29% F1. The cost increase for including rules is lower than that of examples.</text:p>
      <text:p text:style-name="Text_20_body">However, combining rules with examples results in inferior performance compared to using rules alone.</text:p>
      <text:p text:style-name="Text_20_body"><text:span text:style-name="Strong_20_Emphasis">Problems</text:span></text:p>
      <text:p text:style-name="Text_20_body">The research faces several challenges:</text:p>
      <text:list text:style-name="L5">
        <text:list-item>
          <text:p text:style-name="P27">Each configuration is tested only once on the dataset, and randomness influences LLM answer generation. <text:span text:style-name="T17">Statistical significance is not explored.</text:span></text:p>
        </text:list-item>
        <text:list-item>
          <text:p text:style-name="P28">While various prompting and attribute selection combinations for gpt are explored, only <text:span text:style-name="T17">two </text:span>baseline variant<text:span text:style-name="T17">s are </text:span>tested, potentially introducing bias and chance into the results. <text:span text:style-name="T12">It maybe </text:span><text:span text:style-name="T11">that some of the better gpt results are due to chance and having many </text:span><text:span text:style-name="T12">more samples of gpt performance.</text:span></text:p>
        </text:list-item>
        <text:list-item>
          <text:p text:style-name="P29"><text:span text:style-name="T15">g</text:span>pt’s performance varies greatly (66.14 – <text:span text:style-name="T16">90.20</text:span>) depending on prompt-design. A user would normally not readily know of whether his prompt works well or does not. Especially if she has no access to ground-truth. </text:p>
        </text:list-item>
        <text:list-item>
          <text:p text:style-name="P30">The tests use at most three attributes which are relatively short.</text:p>
        </text:list-item>
      </text:list>
      <text:p text:style-name="Text_20_body">These limitations may influence the robustness and generalizability of the finding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2:27:46.358697172</meta:creation-date>
    <dc:date>2023-10-26T17:28:23.425756617</dc:date>
    <meta:editing-duration>PT5H21S</meta:editing-duration>
    <meta:editing-cycles>29</meta:editing-cycles>
    <meta:generator>LibreOffice/7.5.7.1$Linux_X86_64 LibreOffice_project/50$Build-1</meta:generator>
    <meta:document-statistic meta:table-count="0" meta:image-count="0" meta:object-count="0" meta:page-count="4" meta:paragraph-count="51" meta:word-count="999" meta:character-count="6466" meta:non-whitespace-character-count="5526"/>
  </office:meta>
</office:document-meta>
</file>